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19.383cm" fo:min-width="9.072cm" fo:padding-top="0.151cm" fo:padding-bottom="0.151cm" fo:padding-left="0.276cm" fo:padding-right="0.276cm" draw:shadow-opacity="0%"/>
    </style:style>
    <style:style style:name="gr2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3" style:family="graphic" style:parent-style-name="Web_20_API">
      <style:graphic-properties draw:textarea-horizontal-align="justify" draw:textarea-vertical-align="middle" draw:auto-grow-height="false" fo:min-height="1.585cm" fo:min-width="6.985cm"/>
      <style:paragraph-properties style:writing-mode="lr-tb"/>
    </style:style>
    <style:style style:name="gr4" style:family="graphic" style:parent-style-name="AuthN">
      <style:graphic-properties draw:textarea-horizontal-align="justify" draw:textarea-vertical-align="middle" draw:auto-grow-height="false" fo:min-height="1.27cm" fo:min-width="7.391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P1" style:family="paragraph">
      <loext:graphic-properties draw:fill="solid" draw:fill-color="#729fcf" draw:opacity="0%"/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4" style:family="paragraph">
      <style:paragraph-properties fo:text-align="center" style:writing-mode="lr-tb"/>
      <style:text-properties fo:font-size="18pt" style:font-size-asian="18pt" style:font-weight-asian="bold" style:font-size-complex="18pt" style:font-weight-complex="bold"/>
    </style:style>
    <style:style style:name="P5" style:family="paragraph">
      <style:paragraph-properties fo:text-align="center" style:writing-mode="lr-tb"/>
      <style:text-properties fo:font-size="18pt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624cm" svg:height="19.685cm" svg:x="1.373cm" svg:y="4.17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207cm" svg:height="2.384cm" svg:x="1.635cm" svg:y="1.679cm">
          <draw:text-box>
            <text:p text:style-name="P2"><text:span text:style-name="T1">Shared Session Storage</text:span></text:p>
            <text:p text:style-name="P2"><text:span text:style-name="T1">(Redis, JDBC, Hazelcast, MongoDB, ...)</text:span></text:p>
          </draw:text-box>
        </draw:frame>
        <draw:custom-shape draw:style-name="gr3" draw:text-style-name="P4" draw:layer="layout" svg:width="6.985cm" svg:height="1.585cm" svg:x="2.615cm" svg:y="4.647cm">
          <text:p text:style-name="P4"><text:span text:style-name="T2">Session </text:span><text:span text:style-name="T2">#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.985cm" svg:height="1.585cm" svg:x="2.615cm" svg:y="7.06cm">
          <text:p text:style-name="P4"><text:span text:style-name="T2">Session #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.985cm" svg:height="1.585cm" svg:x="2.615cm" svg:y="9.485cm">
          <text:p text:style-name="P4"><text:span text:style-name="T2">Session #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.985cm" svg:height="1.585cm" svg:x="2.615cm" svg:y="11.825cm">
          <text:p text:style-name="P4"><text:span text:style-name="T2">S</text:span><text:span text:style-name="T2">e</text:span><text:span text:style-name="T2">s</text:span><text:span text:style-name="T2">s</text:span><text:span text:style-name="T2">i</text:span><text:span text:style-name="T2">o</text:span><text:span text:style-name="T2">n</text:span><text:span text:style-name="T2"> </text:span><text:span text:style-name="T2">#</text:span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.985cm" svg:height="1.585cm" svg:x="2.587cm" svg:y="14.335cm">
          <text:p text:style-name="P4"><text:span text:style-name="T2">S</text:span><text:span text:style-name="T2">e</text:span><text:span text:style-name="T2">s</text:span><text:span text:style-name="T2">s</text:span><text:span text:style-name="T2">i</text:span><text:span text:style-name="T2">o</text:span><text:span text:style-name="T2">n</text:span><text:span text:style-name="T2"> </text:span><text:span text:style-name="T2">#</text:span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.985cm" svg:height="1.585cm" svg:x="2.587cm" svg:y="16.748cm">
          <text:p text:style-name="P4"><text:span text:style-name="T2">S</text:span><text:span text:style-name="T2">e</text:span><text:span text:style-name="T2">s</text:span><text:span text:style-name="T2">s</text:span><text:span text:style-name="T2">i</text:span><text:span text:style-name="T2">o</text:span><text:span text:style-name="T2">n</text:span><text:span text:style-name="T2"> </text:span><text:span text:style-name="T2">#</text:span><text:span text:style-name="T2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.985cm" svg:height="1.585cm" svg:x="2.587cm" svg:y="19.173cm">
          <text:p text:style-name="P4"><text:span text:style-name="T2">S</text:span><text:span text:style-name="T2">e</text:span><text:span text:style-name="T2">s</text:span><text:span text:style-name="T2">s</text:span><text:span text:style-name="T2">i</text:span><text:span text:style-name="T2">o</text:span><text:span text:style-name="T2">n</text:span><text:span text:style-name="T2"> </text:span><text:span text:style-name="T2">#</text:span><text:span text:style-name="T2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.985cm" svg:height="1.585cm" svg:x="2.587cm" svg:y="21.513cm">
          <text:p text:style-name="P4"><text:span text:style-name="T2">Session #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391cm" svg:height="1.27cm" svg:x="13.918cm" svg:y="8.52cm">
          <text:p text:style-name="P5"><text:span text:style-name="T1">Spring App #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391cm" svg:height="1.27cm" svg:x="13.911cm" svg:y="16.24cm">
          <text:p text:style-name="P5"><text:span text:style-name="T1">Spring App #2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3.918cm" svg:y1="9.155cm" svg:x2="11.06cm" svg:y2="9.155cm">
          <text:p/>
        </draw:line>
        <draw:line draw:style-name="gr5" draw:text-style-name="P6" draw:layer="layout" svg:x1="13.9cm" svg:y1="16.875cm" svg:x2="11.042cm" svg:y2="16.87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  <style:style style:name="Web_20_API_20__28_small_29_" style:display-name="Web API (small)" style:family="graphic" style:parent-style-name="Web_20_API">
      <style:graphic-properties draw:shadow="hidden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02-27T13:18:54.779646181</meta:creation-date>
    <meta:editing-duration>PT37M41S</meta:editing-duration>
    <meta:editing-cycles>8</meta:editing-cycles>
    <meta:generator>LibreOffice/7.3.7.2$MacOSX_X86_64 LibreOffice_project/e114eadc50a9ff8d8c8a0567d6da8f454beeb84f</meta:generator>
    <dc:date>2023-05-10T11:13:02.004014057</dc:date>
    <meta:document-statistic meta:object-count="14"/>
    <meta:template xlink:type="simple" xlink:actuate="onRequest" xlink:title="palette" xlink:href="../../../../../../../../../../Templates/Spring/palette.otg" meta:date="2020-02-27T13:18:54.545437478"/>
  </office:meta>
</office:document-meta>
</file>